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283in" svg:height="4.6378in" svg:x="0in" svg:y="0.9098in">
            <draw:object draw:notify-on-update-of-ranges="Sheet1.B1:Sheet1.G1 Sheet1.A2:Sheet1.A2 Sheet1.B2:Sheet1.G2 Sheet1.A3:Sheet1.A3 Sheet1.B3:Sheet1.G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Without Cone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With Cone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(noise floor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8:56:38.643576014</meta:creation-date>
    <dc:date>2022-12-02T19:43:50.109336880</dc:date>
    <meta:editing-duration>PT18M19S</meta:editing-duration>
    <meta:editing-cycles>5</meta:editing-cycles>
    <meta:generator>LibreOffice/7.3.7.2$Linux_X86_64 LibreOffice_project/3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15cm" svg:height="11.781cm" xlink:href=".." xlink:type="simple" chart:class="chart:scatter" chart:style-name="ch1">
        <chart:title svg:x="5.665cm" svg:y="0.37cm" chart:style-name="ch2">
          <text:p>SPL/AlarmLevel Cone Comparison</text:p>
        </chart:title>
        <chart:subtitle svg:x="8.297cm" svg:y="1.399cm" chart:style-name="ch3">
          <text:p>Cone rev 3</text:p>
        </chart:subtitle>
        <chart:legend chart:legend-position="end" svg:x="13.735cm" svg:y="6.085cm" style:legend-expansion="custom" svg:width="3.304cm" svg:height="1.096cm" style:legend-expansion-aspect-ratio="3.01459854014599" chart:style-name="ch4"/>
        <chart:plot-area chart:style-name="ch5" table:cell-range-address="Sheet1.A1:Sheet1.G3" chart:data-source-has-labels="both" svg:x="1.37cm" svg:y="2.289cm" svg:width="16.427cm" svg:height="8.288cm">
          <chart:coordinate-region svg:x="2.018cm" svg:y="2.488cm" svg:width="15.678cm" svg:height="7.442cm"/>
          <chart:axis chart:dimension="x" chart:name="primary-x" chart:style-name="ch6" chartooo:axis-type="auto">
            <chart:title svg:x="8.699cm" svg:y="10.813cm" chart:style-name="ch7">
              <text:p>Alarm Level</text:p>
            </chart:title>
            <chart:categories table:cell-range-address="Sheet1.B1:Sheet1.G1"/>
          </chart:axis>
          <chart:axis chart:dimension="y" chart:name="primary-y" chart:style-name="ch8">
            <chart:title svg:x="0.451cm" svg:y="7.714cm" chart:style-name="ch9">
              <text:p>dB SPL (A) 10cm</text:p>
            </chart:title>
            <chart:grid chart:style-name="ch10" chart:class="major"/>
          </chart:axis>
          <chart:series chart:style-name="ch11" chart:values-cell-range-address="Sheet1.B2:Sheet1.G2" chart:label-cell-address="Sheet1.A2:Sheet1.A2" chart:class="chart:scatter">
            <chart:data-point chart:repeated="6"/>
          </chart:series>
          <chart:series chart:style-name="ch12" chart:values-cell-range-address="Sheet1.B3:Sheet1.G3" chart:label-cell-address="Sheet1.A3:Sheet1.A3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0</text:p>
                <draw:g>
                  <svg:desc>Sheet1.B1:Sheet1.G1</svg:desc>
                </draw:g>
              </table:table-cell>
              <table:table-cell office:value-type="string">
                <text:p>A1</text:p>
              </table:table-cell>
              <table:table-cell office:value-type="string">
                <text:p>A2</text:p>
              </table:table-cell>
              <table:table-cell office:value-type="string">
                <text:p>A3</text:p>
              </table:table-cell>
              <table:table-cell office:value-type="string">
                <text:p>A4</text:p>
              </table:table-cell>
              <table:table-cell office:value-type="string">
                <text:p>A5</text:p>
              </table:table-cell>
            </table:table-row>
          </table:table-header-rows>
          <table:table-rows>
            <table:table-row>
              <table:table-cell office:value-type="string">
                <text:p>Without Cone</text:p>
                <draw:g>
                  <svg:desc>Sheet1.A2:Sheet1.A2</svg:desc>
                </draw:g>
              </table:table-cell>
              <table:table-cell office:value-type="float" office:value="34">
                <text:p>34</text:p>
                <draw:g>
                  <svg:desc>Sheet1.B2:Sheet1.G2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ith Cone</text:p>
                <draw:g>
                  <svg:desc>Sheet1.A3:Sheet1.A3</svg:desc>
                </draw:g>
              </table:table-cell>
              <table:table-cell office:value-type="float" office:value="34">
                <text:p>34</text:p>
                <draw:g>
                  <svg:desc>Sheet1.B3:Sheet1.G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